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77217" officeooo:paragraph-rsid="00177217"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it" fo:country="IT" fo:font-weight="bold" officeooo:rsid="0023e54c" officeooo:paragraph-rsid="0023e54c"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fo:language="it" fo:country="IT" fo:font-weight="bold" officeooo:rsid="002d7ba3" officeooo:paragraph-rsid="002e928e"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language="it" fo:country="IT" fo:font-weight="bold" officeooo:rsid="002d816f" officeooo:paragraph-rsid="002d816f" style:font-size-asian="15pt" style:font-weight-asian="bold" style:font-size-complex="15pt" style:font-weight-complex="bold"/>
    </style:style>
    <style:style style:name="P6"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7" style:family="paragraph" style:parent-style-name="Standard">
      <style:paragraph-properties fo:text-align="justify" style:justify-single-word="false"/>
      <style:text-properties style:font-name="Liberation Serif" fo:font-size="12pt" fo:language="it" fo:country="IT" officeooo:rsid="00177217" officeooo:paragraph-rsid="002784a8" style:font-size-asian="10.5pt" style:font-size-complex="12pt"/>
    </style:style>
    <style:style style:name="P8"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9" style:family="paragraph" style:parent-style-name="Standard">
      <style:paragraph-properties fo:text-align="justify" style:justify-single-word="false"/>
      <style:text-properties style:font-name="Liberation Serif" fo:font-size="12pt" fo:language="it" fo:country="IT" officeooo:rsid="00262bc7" officeooo:paragraph-rsid="00262bc7" style:font-size-asian="10.5pt" style:font-size-complex="12pt"/>
    </style:style>
    <style:style style:name="P10" style:family="paragraph" style:parent-style-name="Standard">
      <style:paragraph-properties fo:text-align="justify" style:justify-single-word="false"/>
      <style:text-properties style:font-name="Liberation Serif" fo:font-size="12pt" fo:language="it" fo:country="IT" officeooo:rsid="00262bc7" officeooo:paragraph-rsid="002a55f8" style:font-size-asian="10.5pt" style:font-size-complex="12pt"/>
    </style:style>
    <style:style style:name="P11" style:family="paragraph" style:parent-style-name="Standard">
      <style:text-properties fo:language="it" fo:country="IT"/>
    </style:style>
    <style:style style:name="P12" style:family="paragraph" style:parent-style-name="Standard">
      <style:text-properties fo:language="it" fo:country="IT" officeooo:rsid="0019f8fc" officeooo:paragraph-rsid="0019f8fc"/>
    </style:style>
    <style:style style:name="P13" style:family="paragraph" style:parent-style-name="Standard">
      <style:text-properties fo:language="it" fo:country="IT" officeooo:rsid="001be8a0" officeooo:paragraph-rsid="001be8a0"/>
    </style:style>
    <style:style style:name="P14" style:family="paragraph" style:parent-style-name="Standard">
      <style:text-properties fo:language="it" fo:country="IT" officeooo:rsid="001be8a0" officeooo:paragraph-rsid="001c1047"/>
    </style:style>
    <style:style style:name="P15" style:family="paragraph" style:parent-style-name="Standard">
      <style:text-properties fo:language="it" fo:country="IT" officeooo:rsid="001dec60" officeooo:paragraph-rsid="001dec60"/>
    </style:style>
    <style:style style:name="P16" style:family="paragraph" style:parent-style-name="Standard">
      <style:paragraph-properties fo:text-align="start" style:justify-single-word="false"/>
      <style:text-properties fo:language="it" fo:country="IT" officeooo:rsid="001e4e91" officeooo:paragraph-rsid="0020b5cd"/>
    </style:style>
    <style:style style:name="P17" style:family="paragraph" style:parent-style-name="Standard">
      <style:text-properties fo:language="it" fo:country="IT" officeooo:paragraph-rsid="0023e54c"/>
    </style:style>
    <style:style style:name="P18" style:family="paragraph" style:parent-style-name="Standard">
      <style:paragraph-properties fo:text-align="justify" style:justify-single-word="false"/>
      <style:text-properties fo:font-size="12pt" fo:language="it" fo:country="IT" fo:font-weight="bold" officeooo:rsid="0023e54c" officeooo:paragraph-rsid="0023e54c"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language="it" fo:country="IT" fo:font-weight="normal" officeooo:rsid="0023e54c" officeooo:paragraph-rsid="0023e54c"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it" fo:country="IT" fo:font-weight="normal" officeooo:rsid="002d816f" officeooo:paragraph-rsid="002d816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it" fo:country="IT" fo:font-weight="normal" officeooo:rsid="002d7ba3" officeooo:paragraph-rsid="002e928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it" fo:country="IT" style:text-underline-style="none" fo:font-weight="normal" officeooo:rsid="002d816f" officeooo:paragraph-rsid="002d816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it" fo:country="IT" style:text-underline-style="none" fo:font-weight="normal" officeooo:rsid="002d7ba3" officeooo:paragraph-rsid="002e928e"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it" fo:country="IT" style:text-underline-style="none" fo:font-weight="normal" officeooo:rsid="003022db" officeooo:paragraph-rsid="003022db"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it" fo:country="IT" style:text-underline-style="none" fo:font-weight="normal" officeooo:rsid="003022db" officeooo:paragraph-rsid="003022db"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28" style:family="paragraph" style:parent-style-name="Standard">
      <style:paragraph-properties fo:text-align="justify" style:justify-single-word="false"/>
      <style:text-properties style:font-name="Liberation Serif" fo:font-size="12pt" fo:language="it" fo:country="IT" officeooo:rsid="00352481" officeooo:paragraph-rsid="00352481" style:font-size-asian="10.5pt" style:font-size-complex="12pt"/>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style:style style:name="T4" style:family="text">
      <style:text-properties officeooo:rsid="0023e54c"/>
    </style:style>
    <style:style style:name="T5" style:family="text">
      <style:text-properties officeooo:rsid="002431d7"/>
    </style:style>
    <style:style style:name="T6" style:family="text">
      <style:text-properties officeooo:rsid="002494e7"/>
    </style:style>
    <style:style style:name="T7" style:family="text">
      <style:text-properties officeooo:rsid="002784a8"/>
    </style:style>
    <style:style style:name="T8" style:family="text">
      <style:text-properties officeooo:rsid="002981f5"/>
    </style:style>
    <style:style style:name="T9" style:family="text">
      <style:text-properties officeooo:rsid="002a867b"/>
    </style:style>
    <style:style style:name="T10" style:family="text">
      <style:text-properties fo:font-weight="bold" officeooo:rsid="002a867b"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officeooo:rsid="003308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 Mikaboo</text:p>
      <text:p text:style-name="P1"/>
      <text:p text:style-name="P9">Terminazione thread:</text:p>
      <text:p text:style-name="P9"/>
      <text:p text:style-name="P10"><text:tab/>Eliminare tutti i messaggi appartenenti al thread</text:p>
      <text:p text:style-name="P10"><text:tab/>Eliminare il thread dalla ready queue</text:p>
      <text:p text:style-name="P9"/>
      <text:p text:style-name="P9"><text:tab/><text:span text:style-name="T7">Sbloccare con errore i thread in attesa dal thread che deve essere terminato</text:span></text:p>
      <text:p text:style-name="P9"><text:tab/><text:span text:style-name="T10">DA CHIEDERE</text:span><text:span text:style-name="T9">:Dobbiamo eliminare i messaggi spediti dal thread???</text:span></text:p>
      <text:p text:style-name="P9"/>
      <text:p text:style-name="P6">Terminazione processi:</text:p>
      <text:p text:style-name="P6"/>
      <text:p text:style-name="P7"><text:tab/><text:span text:style-name="T7">Terminazione thread (quello che ha richiesto il servizio)</text:span></text:p>
      <text:p text:style-name="P7"><text:tab/><text:span text:style-name="T7">Terminazione thread fratelli (che stanno eseguendo o sono bloccati)</text:span></text:p>
      <text:p text:style-name="P7"><text:tab/><text:span text:style-name="T7">Teoricamente non c’è bisogno di una funzione apposita per il secondo caso</text:span></text:p>
      <text:p text:style-name="P7"><text:tab/><text:span text:style-name="T7">Richiamare ricorsivamente la funzione sui processi figli</text:span></text:p>
      <text:p text:style-name="P7"><text:tab/><text:span text:style-name="T7">Eliminare il processo corrente</text:span></text:p>
      <text:p text:style-name="P6"/>
      <text:p text:style-name="P28">Problema: se terminando un processo dobbiamo terminare più thread (o un intero sottoalbero) dobbiamo eliminare dalla coda dell’SSI i messaggi dei thread che mentre la richiesta di terminazione è presa a carico, stanno aspettando una richiesta dall’SSI</text:p>
      <text:p text:style-name="P6"/>
      <text:p text:style-name="P6">Strutture dati di supporto:</text:p>
      <text:p text:style-name="P6"/>
      <text:p text:style-name="P6">struct list_head t_wait4me; /* list of threads waiting for a message from the current thread */</text:p>
      <text:p text:style-name="P6">struct list_head t_wait4same; /* link the other element on the same t_wait4me list */</text:p>
      <text:p text:style-name="P6"/>
      <text:p text:style-name="P6">Si trovano nel tcb_t</text:p>
      <text:p text:style-name="P6">t_wait4me è la sentinella della lista di thread che aspettano un messaggio dal thread</text:p>
      <text:p text:style-name="P6">t_wait4same è il campo con il quale gli elementi della lista che ha come sentinella t_wait4me vengono collegati</text:p>
      <text:p text:style-name="P6"/>
      <text:p text:style-name="P8">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8"/>
      <text:p text:style-name="P8">Le funzioni fornite dal modulo mikabooq.h per la gestione di questi campi sono le seguenti:</text:p>
      <text:p text:style-name="P8"/>
      <text:p text:style-name="P8">/* add a tcb to dest's t_wait4me list */</text:p>
      <text:p text:style-name="P11">static inline paused_add(struct tcb_t *dest, struct tcb_t *waiting) {</text:p>
      <text:p text:style-name="P17"><text:tab/>list_add_tail(&amp;waiting-<text:span text:style-name="T4">&gt;</text:span>t_wait4same, &amp;dest-&gt;t_wait4me);</text:p>
      <text:p text:style-name="P11">}</text:p>
      <text:p text:style-name="P12">Il thread puntato da waiting viene aggiunto alla lista dei thread che attendono un messaggio da dest</text:p>
      <text:p text:style-name="P11"/>
      <text:p text:style-name="P11">/* remove this from the list of threads waiting for the same he was waiting to:</text:p>
      <text:p text:style-name="P11"><text:s text:c="3"/>should be used when resuming a thread */</text:p>
      <text:p text:style-name="P11">static inline void resume(struct tcb_t *this) {</text:p>
      <text:p text:style-name="P11"><text:tab/>list_del(&amp;this-&gt;t_wait4same);</text:p>
      <text:p text:style-name="P11">}</text:p>
      <text:p text:style-name="P12"><text:soft-page-break/>Il thread viene rimosso dalla lista in cui era in attesa; da chiamare quando si vuole far riprendere l’esecuzione</text:p>
      <text:p text:style-name="P12"/>
      <text:p text:style-name="P13">Aggiungendo questo campo vanno modificate anche alcune altre funzioni del modulo:</text:p>
      <text:p text:style-name="P13">la thread_free ora fallisce (ritornando -2) se la lista t_wait4me non è vuota.</text:p>
      <text:p text:style-name="P13"/>
      <text:p text:style-name="P14">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15">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16">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text:p text:style-name="P16"/>
      <text:p text:style-name="P3">SSI</text:p>
      <text:p text:style-name="P18"/>
      <text:p text:style-name="P19">L’SSI riceve messaggi prende a carico la richiesta e spedisce indietro la risposta. Esegue in kernel mode con tutti gli interrupt disabilitati, ovvero esegue fino a che non soddisfa tutte le richieste e si blocca attendendo nuove richieste. <text:span text:style-name="T5">L’SSI come thread non ha nessuna priorità nello scheduler (se non contiamo l’impossibilità di essere prehempted). Questo viene fatto perché una volta che un processo fa una richiesta all’SSI, prima che l’SSI riprenda l’esecuzione, tutti i thread presenti nella scheduling list hanno un time slice ciascuno per fare altre richieste all’SSI; Queste richieste saranno soddisfatte tutte insieme, eliminando anche l’overhead dovuto ai context switch e rimettendo in esecuzione i thread in attesa di risposta dall’SSI.</text:span></text:p>
      <text:p text:style-name="P19"/>
      <text:p text:style-name="P19">L’unico caso in cui l’SSI non manda indietro la risposta è quando deve terminare un processo.</text:p>
      <text:p text:style-name="P19"/>
      <text:p text:style-name="P20">È importante notare che nell’SSI possiamo non esegui<text:span text:style-name="T8">re</text:span> i controlli relativi al fallimento della msgsend; questi infatti non sono necessari dal momento che, se l’implementazione dei servizi dell’SSI non implica lo scambio di messaggi, almeno un messaggio libero nel sistema esiste: quello liberato tramite la msgrecv. <text:span text:style-name="T6">Se l’SSI eseguisse con gli interrupt abilitati potrebbe succedere che l’ultimo messaggio presente nel sistema, che l’SSI ottiene con la msgrecv, venga utilizzato da un altro thread per inviare per esempio una richiesta all’SSI. Questo potrebbe aumentare il rischio di deadlock.</text:span></text:p>
      <text:p text:style-name="P20"/>
      <text:p text:style-name="P5">I/O</text:p>
      <text:p text:style-name="P21"/>
      <text:p text:style-name="P21">Gli indirizzi di base dei device si possono calcolare come descritto a pagina 37 della documentazione di uARM. In particolare a noi interessa l’indirizzo del terminale che parte da 0x024c e arriva fino a 0x2b0. Questo spazio di indirizzi e’ equamente diviso per 8 terminali (ci sono 8 device register) come ben descritto dalla documentazione a pagina 45.</text:p>
      <text:p text:style-name="P21"><text:soft-page-break/>Per semplicita’ non implementiamo i casi per gli altri device a parte i terminali (sono comunque inseriti per chiarezza i vari indirizzi nello switch della funzione <text:span text:style-name="T11">_ do _io</text:span><text:span text:style-name="T12"> nell’ssi).</text:span></text:p>
      <text:p text:style-name="P23"/>
      <text:p text:style-name="P25">Funzionamento I/O:</text:p>
      <text:p text:style-name="P25">- thread manda richiesta a SSI (io_request) con una send</text:p>
      <text:p text:style-name="P25">- continua la computazione</text:p>
      <text:p text:style-name="P25">- quando viene schedulato l’ssi fa partire il servizio relativo all’IO</text:p>
      <text:p text:style-name="P25">- l’SSI quindi controlla che il device richiesto sia libero. Se si’ prosegue salvando le informazioni passate nella richiesta (la stringa sostanzialmente) negli appositi campi in memoria , alt<text:span text:style-name="T13">rimenti ??struttura dati coda oppure salviamo in qualche modo il messaggio? Ci serve salvare il command,il device e il requester!</text:span></text:p>
      <text:p text:style-name="P25">- <text:span text:style-name="T13">quando avviene un interrupt il gestore manda un messaggio all ssi con l’indirizzo del device come sender. l’ssi in questo caso si occupera’ di mandare la send con lo status al requester per sbloccarlo (era fermo in atteso di completamento IO) e fara’ partire un altra richiesta di IO se ce ne sono in coda, settando i dovuti campi</text:span></text:p>
      <text:p text:style-name="P23"/>
      <text:p text:style-name="P4">Possibili bugs</text:p>
      <text:p text:style-name="P22"/>
      <text:p text:style-name="P22">static inline int list_empty(const struct list_head *head)</text:p>
      <text:p text:style-name="P22">{</text:p>
      <text:p text:style-name="P22"><text:tab/>return head-&gt;next == head;</text:p>
      <text:p text:style-name="P22">}</text:p>
      <text:p text:style-name="P22"/>
      <text:p text:style-name="P22">static inline struct list_head *list_next(const struct list_head *current)</text:p>
      <text:p text:style-name="P22">{</text:p>
      <text:p text:style-name="P22"><text:tab/>if (list_empty(current))</text:p>
      <text:p text:style-name="P22"><text:tab/><text:tab/>return NULL;</text:p>
      <text:p text:style-name="P22"><text:tab/>else</text:p>
      <text:p text:style-name="P22"><text:tab/><text:tab/>return current-&gt;next;</text:p>
      <text:p text:style-name="P22">}</text:p>
      <text:p text:style-name="P22"/>
      <text:p text:style-name="P22">La list_next sarebbe meglio usarla solo sulle sentinelle delle liste e non sugli elementi di collegamento. Per scorrere l’intera lista è meglio usare le macro.</text:p>
      <text:p text:style-name="P22">Se noi facessimo una list_del su un campo di collegamento (senza poi inizializzarlo con la INIT_LIST_HEAD) e successivamente una list_next su quel campo la funzione entrerebbe nel ramo else e ritornerebbe così il vecchio next.</text:p>
      <text:p text:style-name="P22"/>
      <text:p text:style-name="P22"/>
      <text:p text:style-name="P22"/>
      <text:p text:style-name="P22">static inline void __list_del(struct list_head * prev, struct list_head * next)</text:p>
      <text:p text:style-name="P22">{</text:p>
      <text:p text:style-name="P22"><text:tab/>next-&gt;prev = prev;</text:p>
      <text:p text:style-name="P22"><text:tab/>prev-&gt;next = next;</text:p>
      <text:p text:style-name="P22">}</text:p>
      <text:p text:style-name="P22">static inline void list_del(struct list_head *entry)</text:p>
      <text:p text:style-name="P22">{</text:p>
      <text:p text:style-name="P22"><text:tab/>__list_del(entry-&gt;prev, entry-&gt;next);</text:p>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02:47:03.343108259</meta:creation-date>
    <meta:editing-duration>PT1H32M59S</meta:editing-duration>
    <meta:editing-cycles>10</meta:editing-cycles>
    <meta:generator>LibreOffice/5.1.6.2$Linux_X86_64 LibreOffice_project/10m0$Build-2</meta:generator>
    <dc:date>2017-05-17T16:16:24.092727430</dc:date>
    <meta:document-statistic meta:table-count="0" meta:image-count="0" meta:object-count="0" meta:page-count="3" meta:paragraph-count="73" meta:word-count="1163" meta:character-count="7566" meta:non-whitespace-character-count="6450"/>
  </office:meta>
</office:document-meta>
</file>